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DejaVu Sans Condensed" svg:font-family="DejaVu Sans Condensed" style:font-family-generic="swiss" style:font-pitch="variable" svg:panose-1="2 11 6 6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vg:panose-1="2 0 5 3 6 0 0 2 0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DefaultParagraphFon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style>
    <style:style style:name="T11" style:parent-style-name="DefaultParagraphFont" style:family="text">
      <style:text-properties style:font-name="DejaVu Sans Condensed" fo:font-size="12pt" style:font-size-asian="12pt"/>
    </style:style>
    <style:style style:name="T12" style:parent-style-name="DefaultParagraphFont" style:family="text">
      <style:text-properties style:font-name="DejaVu Sans Condensed" fo:font-size="12pt" style:font-size-asian="12pt"/>
    </style:style>
    <style:style style:name="T13" style:parent-style-name="DefaultParagraphFont" style:family="text">
      <style:text-properties style:font-name="DejaVu Sans Condensed" fo:font-size="12pt" style:font-size-asian="12pt"/>
    </style:style>
    <style:style style:name="P14" style:parent-style-name="Standard" style:family="paragraph">
      <style:paragraph-properties fo:text-align="center"/>
    </style:style>
    <style:style style:name="T15" style:parent-style-name="DefaultParagraphFont" style:family="text">
      <style:text-properties style:font-name="DejaVu Sans Condensed" fo:font-size="12pt" style:font-size-asian="12pt"/>
    </style:style>
    <style:style style:name="T16" style:parent-style-name="DefaultParagraphFont" style:family="text">
      <style:text-properties style:font-name="DejaVu Sans Condensed" fo:font-size="12pt" style:font-size-asian="12pt"/>
    </style:style>
    <style:style style:name="T17" style:parent-style-name="DefaultParagraphFont" style:family="text">
      <style:text-properties style:font-name="DejaVu Sans Condensed" fo:font-size="12pt" style:font-size-asian="12pt"/>
    </style:style>
    <style:style style:name="P18" style:parent-style-name="Standard" style:family="paragraph">
      <style:paragraph-properties fo:text-align="center"/>
      <style:text-properties style:font-name="DejaVu Sans Condensed" fo:font-size="12pt" style:font-size-asian="12pt"/>
    </style:style>
    <style:style style:name="P1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20" style:parent-style-name="Standard" style:family="paragraph">
      <style:paragraph-properties fo:text-align="center"/>
    </style:style>
    <style:style style:name="T21" style:parent-style-name="DefaultParagraphFont" style:family="text">
      <style:text-properties style:font-name="DejaVu Sans Condensed" fo:font-size="12pt" style:font-size-asian="12pt"/>
    </style:style>
    <style:style style:name="T22" style:parent-style-name="DefaultParagraphFont" style:family="text">
      <style:text-properties style:font-name="DejaVu Sans Condensed" fo:font-size="12pt" style:font-size-asian="12pt"/>
    </style:style>
    <style:style style:name="T23" style:parent-style-name="DefaultParagraphFont" style:family="text">
      <style:text-properties style:font-name="DejaVu Sans Condensed" fo:font-size="12pt" style:font-size-asian="12pt"/>
    </style:style>
    <style:style style:name="P24" style:parent-style-name="Standard" style:family="paragraph">
      <style:text-properties style:font-name="DejaVu Sans Condensed" fo:font-size="12pt" style:font-size-asian="12pt"/>
    </style:style>
    <style:style style:name="P25" style:parent-style-name="ContentsHeading" style:family="paragraph">
      <style:paragraph-properties>
        <style:tab-stops>
          <style:tab-stop style:type="right" style:leader-style="dotted" style:leader-text="." style:position="6.5in"/>
        </style:tab-stops>
      </style:paragraph-properties>
    </style:style>
    <style:style style:name="P26" style:parent-style-name="TOC1" style:family="paragraph">
      <style:paragraph-properties>
        <style:tab-stops>
          <style:tab-stop style:type="right" style:leader-style="dotted" style:leader-text="." style:position="5.9055in"/>
        </style:tab-stops>
      </style:paragraph-properties>
    </style:style>
    <style:style style:name="P27" style:parent-style-name="TOC1" style:family="paragraph">
      <style:paragraph-properties>
        <style:tab-stops>
          <style:tab-stop style:type="right" style:leader-style="dotted" style:leader-text="." style:position="5.9055in"/>
        </style:tab-stops>
      </style:paragraph-properties>
    </style:style>
    <style:style style:name="P28" style:parent-style-name="TOC1" style:family="paragraph">
      <style:paragraph-properties>
        <style:tab-stops>
          <style:tab-stop style:type="right" style:leader-style="dotted" style:leader-text="." style:position="5.9055in"/>
        </style:tab-stops>
      </style:paragraph-properties>
    </style:style>
    <style:style style:name="P29" style:parent-style-name="TOC1" style:family="paragraph">
      <style:paragraph-properties>
        <style:tab-stops>
          <style:tab-stop style:type="right" style:leader-style="dotted" style:leader-text="." style:position="5.9055in"/>
        </style:tab-stops>
      </style:paragraph-properties>
    </style:style>
    <style:style style:name="P30" style:parent-style-name="TOC1" style:family="paragraph">
      <style:paragraph-properties>
        <style:tab-stops>
          <style:tab-stop style:type="right" style:leader-style="dotted" style:leader-text="." style:position="5.9055in"/>
        </style:tab-stops>
      </style:paragraph-properties>
    </style:style>
    <style:style style:name="P31" style:parent-style-name="TOC1" style:family="paragraph">
      <style:paragraph-properties>
        <style:tab-stops>
          <style:tab-stop style:type="right" style:leader-style="dotted" style:leader-text="." style:position="5.9055in"/>
        </style:tab-stops>
      </style:paragraph-properties>
    </style:style>
    <style:style style:name="P32" style:parent-style-name="TOC2" style:family="paragraph">
      <style:paragraph-properties>
        <style:tab-stops>
          <style:tab-stop style:type="right" style:leader-style="dotted" style:leader-text="." style:position="5.7388in"/>
        </style:tab-stops>
      </style:paragraph-properties>
    </style:style>
    <style:style style:name="P33" style:parent-style-name="TOC2" style:family="paragraph">
      <style:paragraph-properties>
        <style:tab-stops>
          <style:tab-stop style:type="right" style:leader-style="dotted" style:leader-text="." style:position="5.7388in"/>
        </style:tab-stops>
      </style:paragraph-properties>
    </style:style>
    <style:style style:name="P34" style:parent-style-name="TOC2" style:family="paragraph">
      <style:paragraph-properties>
        <style:tab-stops>
          <style:tab-stop style:type="right" style:leader-style="dotted" style:leader-text="." style:position="5.7388in"/>
        </style:tab-stops>
      </style:paragraph-properties>
    </style:style>
    <style:style style:name="P35" style:parent-style-name="TOC2" style:family="paragraph">
      <style:paragraph-properties>
        <style:tab-stops>
          <style:tab-stop style:type="right" style:leader-style="dotted" style:leader-text="." style:position="5.7388in"/>
        </style:tab-stops>
      </style:paragraph-properties>
    </style:style>
    <style:style style:name="P36" style:parent-style-name="TOC2" style:family="paragraph">
      <style:paragraph-properties>
        <style:tab-stops>
          <style:tab-stop style:type="right" style:leader-style="dotted" style:leader-text="." style:position="5.7388in"/>
        </style:tab-stops>
      </style:paragraph-properties>
    </style:style>
    <style:style style:name="P37" style:parent-style-name="TOC1" style:family="paragraph">
      <style:paragraph-properties>
        <style:tab-stops>
          <style:tab-stop style:type="right" style:leader-style="dotted" style:leader-text="." style:position="5.9055in"/>
        </style:tab-stops>
      </style:paragraph-properties>
    </style:style>
    <style:style style:name="P38" style:parent-style-name="TOC1" style:family="paragraph">
      <style:paragraph-properties>
        <style:tab-stops>
          <style:tab-stop style:type="right" style:leader-style="dotted" style:leader-text="." style:position="5.9055in"/>
        </style:tab-stops>
      </style:paragraph-properties>
    </style:style>
    <style:style style:name="P39" style:parent-style-name="TOC1" style:family="paragraph">
      <style:paragraph-properties>
        <style:tab-stops>
          <style:tab-stop style:type="right" style:leader-style="dotted" style:leader-text="." style:position="5.9055in"/>
        </style:tab-stops>
      </style:paragraph-properties>
    </style:style>
    <style:style style:name="P40" style:parent-style-name="ListParagraph" style:family="paragraph">
      <style:paragraph-properties fo:break-before="page" fo:line-height="115%"/>
    </style:style>
    <style:style style:name="TableColumn42" style:family="table-column">
      <style:table-column-properties style:column-width="5.9055in" style:use-optimal-column-width="false"/>
    </style:style>
    <style:style style:name="Table41" style:family="table">
      <style:table-properties style:width="5.9055in" fo:margin-left="0in" table:align="left"/>
    </style:style>
    <style:style style:name="TableRow43" style:family="table-row">
      <style:table-row-properties style:use-optimal-row-height="false"/>
    </style:style>
    <style:style style:name="TableCell44" style:family="table-cell">
      <style:table-cell-properties fo:border-top="0.0034in solid #A8D08D" fo:border-left="none" fo:border-bottom="0.0034in solid #A8D08D" fo:border-right="none" fo:background-color="#E2EFD9" style:writing-mode="lr-tb" fo:padding-top="0in" fo:padding-left="0.075in" fo:padding-bottom="0in" fo:padding-right="0.075in"/>
    </style:style>
    <style:style style:name="P45" style:parent-style-name="Standard" style:family="paragraph">
      <style:paragraph-properties fo:text-align="center"/>
      <style:text-properties fo:font-size="40pt" style:font-size-asian="40pt" style:font-size-complex="40pt"/>
    </style:style>
    <style:style style:name="P46" style:parent-style-name="Textbody" style:family="paragraph">
      <style:paragraph-properties fo:line-height="115%"/>
    </style:style>
    <style:style style:name="T47" style:parent-style-name="DefaultParagraphFont" style:family="text">
      <style:text-properties fo:font-weight="bold" style:font-weight-asian="bold" style:font-weight-complex="bold"/>
    </style:style>
    <style:style style:name="T48" style:parent-style-name="Hyperlink"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ableColumn61" style:family="table-column">
      <style:table-column-properties style:column-width="0.4659in" style:use-optimal-column-width="false"/>
    </style:style>
    <style:style style:name="TableColumn62" style:family="table-column">
      <style:table-column-properties style:column-width="5.3423in" style:use-optimal-column-width="false"/>
    </style:style>
    <style:style style:name="Table60" style:family="table">
      <style:table-properties style:width="5.8083in" fo:margin-left="0in" table:align="left"/>
    </style:style>
    <style:style style:name="TableRow63" style:family="table-row">
      <style:table-row-properties style:use-optimal-row-height="false"/>
    </style:style>
    <style:style style:name="TableCell6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65" style:parent-style-name="TableContents" style:family="paragraph">
      <style:paragraph-properties fo:text-align="center"/>
      <style:text-properties fo:font-weight="bold" style:font-weight-asian="bold"/>
    </style:style>
    <style:style style:name="TableCell6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67" style:family="table-row">
      <style:table-row-properties style:use-optimal-row-height="false"/>
    </style:style>
    <style:style style:name="TableCell6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69" style:parent-style-name="TableContents" style:family="paragraph">
      <style:paragraph-properties fo:text-align="center"/>
      <style:text-properties fo:font-weight="bold" style:font-weight-asian="bold"/>
    </style:style>
    <style:style style:name="TableCell7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71" style:family="table-row">
      <style:table-row-properties style:use-optimal-row-height="false"/>
    </style:style>
    <style:style style:name="TableCell7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73" style:parent-style-name="TableContents" style:family="paragraph">
      <style:paragraph-properties fo:text-align="center"/>
      <style:text-properties fo:font-weight="bold" style:font-weight-asian="bold"/>
    </style:style>
    <style:style style:name="TableCell7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75" style:family="table-row">
      <style:table-row-properties style:use-optimal-row-height="false"/>
    </style:style>
    <style:style style:name="TableCell7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77" style:parent-style-name="TableContents" style:family="paragraph">
      <style:paragraph-properties fo:text-align="center"/>
      <style:text-properties fo:font-weight="bold" style:font-weight-asian="bold"/>
    </style:style>
    <style:style style:name="TableCell7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79" style:family="table-row">
      <style:table-row-properties style:use-optimal-row-height="false"/>
    </style:style>
    <style:style style:name="TableCell8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81" style:parent-style-name="TableContents" style:family="paragraph">
      <style:paragraph-properties fo:text-align="center"/>
      <style:text-properties fo:font-weight="bold" style:font-weight-asian="bold"/>
    </style:style>
    <style:style style:name="TableCell8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83" style:family="table-row">
      <style:table-row-properties style:use-optimal-row-height="false"/>
    </style:style>
    <style:style style:name="TableCell8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85" style:parent-style-name="TableContents" style:family="paragraph">
      <style:paragraph-properties fo:text-align="center"/>
      <style:text-properties fo:font-weight="bold" style:font-weight-asian="bold"/>
    </style:style>
    <style:style style:name="TableCell8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87" style:family="table-row">
      <style:table-row-properties style:use-optimal-row-height="false"/>
    </style:style>
    <style:style style:name="TableCell8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89" style:parent-style-name="TableContents" style:family="paragraph">
      <style:paragraph-properties fo:text-align="center"/>
      <style:text-properties fo:font-weight="bold" style:font-weight-asian="bold"/>
    </style:style>
    <style:style style:name="TableCell9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91" style:family="table-row">
      <style:table-row-properties style:use-optimal-row-height="false"/>
    </style:style>
    <style:style style:name="TableCell9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93" style:parent-style-name="TableContents" style:family="paragraph">
      <style:paragraph-properties fo:text-align="center"/>
      <style:text-properties fo:font-weight="bold" style:font-weight-asian="bold"/>
    </style:style>
    <style:style style:name="TableCell9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95" style:family="table-row">
      <style:table-row-properties style:use-optimal-row-height="false"/>
    </style:style>
    <style:style style:name="TableCell9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97" style:parent-style-name="TableContents" style:family="paragraph">
      <style:paragraph-properties fo:text-align="center"/>
      <style:text-properties fo:font-weight="bold" style:font-weight-asian="bold"/>
    </style:style>
    <style:style style:name="TableCell9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99" style:family="table-row">
      <style:table-row-properties style:use-optimal-row-height="false"/>
    </style:style>
    <style:style style:name="TableCell10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01" style:parent-style-name="TableContents" style:family="paragraph">
      <style:paragraph-properties fo:text-align="center"/>
      <style:text-properties fo:font-weight="bold" style:font-weight-asian="bold"/>
    </style:style>
    <style:style style:name="TableCell10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03" style:family="table-row">
      <style:table-row-properties style:use-optimal-row-height="false"/>
    </style:style>
    <style:style style:name="TableCell10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05" style:parent-style-name="TableContents" style:family="paragraph">
      <style:paragraph-properties fo:text-align="center"/>
      <style:text-properties fo:font-weight="bold" style:font-weight-asian="bold"/>
    </style:style>
    <style:style style:name="TableCell10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07" style:family="table-row">
      <style:table-row-properties style:use-optimal-row-height="false"/>
    </style:style>
    <style:style style:name="TableCell10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09" style:parent-style-name="TableContents" style:family="paragraph">
      <style:paragraph-properties fo:text-align="center"/>
      <style:text-properties fo:font-weight="bold" style:font-weight-asian="bold"/>
    </style:style>
    <style:style style:name="TableCell11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11" style:family="table-row">
      <style:table-row-properties style:use-optimal-row-height="false"/>
    </style:style>
    <style:style style:name="TableCell11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13" style:parent-style-name="TableContents" style:family="paragraph">
      <style:paragraph-properties fo:text-align="center"/>
      <style:text-properties fo:font-weight="bold" style:font-weight-asian="bold"/>
    </style:style>
    <style:style style:name="TableCell11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15" style:family="table-row">
      <style:table-row-properties style:use-optimal-row-height="false"/>
    </style:style>
    <style:style style:name="TableCell11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17" style:parent-style-name="TableContents" style:family="paragraph">
      <style:paragraph-properties fo:text-align="center"/>
      <style:text-properties fo:font-weight="bold" style:font-weight-asian="bold"/>
    </style:style>
    <style:style style:name="TableCell11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19" style:family="table-row">
      <style:table-row-properties style:use-optimal-row-height="false"/>
    </style:style>
    <style:style style:name="TableCell12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21" style:parent-style-name="TableContents" style:family="paragraph">
      <style:paragraph-properties fo:text-align="center"/>
      <style:text-properties fo:font-weight="bold" style:font-weight-asian="bold"/>
    </style:style>
    <style:style style:name="TableCell12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23" style:family="table-row">
      <style:table-row-properties style:use-optimal-row-height="false"/>
    </style:style>
    <style:style style:name="TableCell12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25" style:parent-style-name="TableContents" style:family="paragraph">
      <style:paragraph-properties fo:text-align="center"/>
      <style:text-properties fo:font-weight="bold" style:font-weight-asian="bold"/>
    </style:style>
    <style:style style:name="TableCell12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27" style:family="table-row">
      <style:table-row-properties style:use-optimal-row-height="false"/>
    </style:style>
    <style:style style:name="TableCell12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29" style:parent-style-name="TableContents" style:family="paragraph">
      <style:paragraph-properties fo:text-align="center"/>
      <style:text-properties fo:font-weight="bold" style:font-weight-asian="bold"/>
    </style:style>
    <style:style style:name="TableCell13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31" style:family="table-row">
      <style:table-row-properties style:use-optimal-row-height="false"/>
    </style:style>
    <style:style style:name="TableCell13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33" style:parent-style-name="TableContents" style:family="paragraph">
      <style:paragraph-properties fo:text-align="center"/>
      <style:text-properties fo:font-weight="bold" style:font-weight-asian="bold"/>
    </style:style>
    <style:style style:name="TableCell13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35" style:family="table-row">
      <style:table-row-properties style:use-optimal-row-height="false"/>
    </style:style>
    <style:style style:name="TableCell13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37" style:parent-style-name="TableContents" style:family="paragraph">
      <style:paragraph-properties fo:text-align="center"/>
      <style:text-properties fo:font-weight="bold" style:font-weight-asian="bold"/>
    </style:style>
    <style:style style:name="TableCell13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39" style:family="table-row">
      <style:table-row-properties style:use-optimal-row-height="false"/>
    </style:style>
    <style:style style:name="TableCell14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41" style:parent-style-name="TableContents" style:family="paragraph">
      <style:paragraph-properties fo:text-align="center"/>
      <style:text-properties fo:font-weight="bold" style:font-weight-asian="bold"/>
    </style:style>
    <style:style style:name="TableCell14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43" style:family="table-row">
      <style:table-row-properties style:use-optimal-row-height="false"/>
    </style:style>
    <style:style style:name="TableCell14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45" style:parent-style-name="TableContents" style:family="paragraph">
      <style:paragraph-properties fo:text-align="center"/>
      <style:text-properties fo:font-weight="bold" style:font-weight-asian="bold"/>
    </style:style>
    <style:style style:name="TableCell14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47" style:family="table-row">
      <style:table-row-properties style:use-optimal-row-height="false"/>
    </style:style>
    <style:style style:name="TableCell14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49" style:parent-style-name="TableContents" style:family="paragraph">
      <style:paragraph-properties fo:text-align="center"/>
      <style:text-properties fo:font-weight="bold" style:font-weight-asian="bold"/>
    </style:style>
    <style:style style:name="TableCell15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51" style:family="table-row">
      <style:table-row-properties style:use-optimal-row-height="false"/>
    </style:style>
    <style:style style:name="TableCell15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53" style:parent-style-name="TableContents" style:family="paragraph">
      <style:paragraph-properties fo:text-align="center"/>
      <style:text-properties fo:font-weight="bold" style:font-weight-asian="bold"/>
    </style:style>
    <style:style style:name="TableCell15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55" style:family="table-row">
      <style:table-row-properties style:use-optimal-row-height="false"/>
    </style:style>
    <style:style style:name="TableCell15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57" style:parent-style-name="TableContents" style:family="paragraph">
      <style:paragraph-properties fo:text-align="center"/>
      <style:text-properties fo:font-weight="bold" style:font-weight-asian="bold"/>
    </style:style>
    <style:style style:name="TableCell15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59" style:family="table-row">
      <style:table-row-properties style:use-optimal-row-height="false"/>
    </style:style>
    <style:style style:name="TableCell16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61" style:parent-style-name="TableContents" style:family="paragraph">
      <style:paragraph-properties fo:text-align="center"/>
      <style:text-properties fo:font-weight="bold" style:font-weight-asian="bold"/>
    </style:style>
    <style:style style:name="TableCell16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style="italic" style:font-style-asian="italic" style:font-style-complex="italic"/>
    </style:style>
    <style:style style:name="P168" style:parent-style-name="Normal" style:family="paragraph">
      <style:paragraph-properties fo:break-before="page"/>
    </style:style>
    <style:style style:name="TableColumn170" style:family="table-column">
      <style:table-column-properties style:column-width="5.9055in" style:use-optimal-column-width="false"/>
    </style:style>
    <style:style style:name="Table169" style:family="table">
      <style:table-properties style:width="5.9055in" fo:margin-left="0in" table:align="left"/>
    </style:style>
    <style:style style:name="TableRow171" style:family="table-row">
      <style:table-row-properties style:use-optimal-row-height="false"/>
    </style:style>
    <style:style style:name="TableCell172" style:family="table-cell">
      <style:table-cell-properties fo:border-top="0.0034in solid #A8D08D" fo:border-left="none" fo:border-bottom="0.0034in solid #A8D08D" fo:border-right="none" fo:background-color="#E2EFD9" style:writing-mode="lr-tb" fo:padding-top="0in" fo:padding-left="0.075in" fo:padding-bottom="0in" fo:padding-right="0.075in"/>
    </style:style>
    <style:style style:name="P173" style:parent-style-name="Standard" style:family="paragraph">
      <style:paragraph-properties fo:text-align="center"/>
      <style:text-properties fo:font-size="40pt" style:font-size-asian="40pt" style:font-size-complex="40pt"/>
    </style:style>
    <style:style style:name="P174" style:parent-style-name="Textbody" style:family="paragraph">
      <style:paragraph-properties fo:line-height="115%"/>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NoSpacing" style:family="paragraph">
      <style:text-properties fo:font-weight="bold" style:font-weight-asian="bold" fo:color="#5B9BD5" fo:font-size="14pt" style:font-size-asian="14pt"/>
    </style:style>
    <style:style style:name="T178" style:parent-style-name="DefaultParagraphFont" style:family="text">
      <style:text-properties fo:font-style="italic" style:font-style-asian="italic"/>
    </style:style>
    <style:style style:name="T179" style:parent-style-name="DefaultParagraphFont" style:family="text">
      <style:text-properties fo:font-style="italic" style:font-style-asian="italic" style:font-style-complex="italic"/>
    </style:style>
    <style:style style:name="P180" style:parent-style-name="Standard" style:family="paragraph">
      <style:paragraph-properties fo:line-height="115%"/>
    </style:style>
    <style:style style:name="T181" style:parent-style-name="DefaultParagraphFont" style:family="text">
      <style:text-properties fo:font-weight="bold" style:font-weight-asian="bold"/>
    </style:style>
    <style:style style:name="P182" style:parent-style-name="Standard" style:family="paragraph">
      <style:paragraph-properties fo:line-height="115%"/>
    </style:style>
    <style:style style:name="P183" style:parent-style-name="Standard" style:family="paragraph">
      <style:paragraph-properties fo:line-height="115%"/>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style>
    <style:style style:name="P186" style:parent-style-name="Standard" style:family="paragraph">
      <style:paragraph-properties fo:line-height="115%"/>
    </style:style>
    <style:style style:name="T187" style:parent-style-name="DefaultParagraphFont" style:family="text">
      <style:text-properties fo:font-weight="bold" style:font-weight-asian="bold" style:font-weight-complex="bold"/>
    </style:style>
    <style:style style:name="P188" style:parent-style-name="Standard" style:family="paragraph">
      <style:paragraph-properties fo:line-height="115%"/>
    </style:style>
    <style:style style:name="P189" style:parent-style-name="Standard" style:family="paragraph">
      <style:paragraph-properties fo:line-height="115%"/>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NoSpacing" style:family="paragraph"/>
    <style:style style:name="P193" style:parent-style-name="NoSpacing" style:family="paragraph"/>
    <style:style style:name="P194" style:parent-style-name="NoSpacing" style:family="paragraph"/>
    <style:style style:name="T195" style:parent-style-name="DefaultParagraphFont" style:family="text">
      <style:text-properties fo:font-weight="bold" style:font-weight-asian="bold" style:font-weight-complex="bold"/>
    </style:style>
    <style:style style:name="P196" style:parent-style-name="NoSpacing" style:family="paragraph"/>
    <style:style style:name="P197" style:parent-style-name="NoSpacing" style:family="paragraph"/>
    <style:style style:name="P198" style:parent-style-name="NoSpacing" style:family="paragraph"/>
    <style:style style:name="P199" style:parent-style-name="NoSpacing" style:family="paragraph"/>
    <style:style style:name="P200" style:parent-style-name="NoSpacing" style:family="paragraph"/>
    <style:style style:name="P201" style:parent-style-name="NoSpacing" style:family="paragraph"/>
    <style:style style:name="P202" style:parent-style-name="NoSpacing" style:family="paragraph"/>
    <style:style style:name="P203" style:parent-style-name="NoSpacing" style:family="paragraph"/>
    <style:style style:name="P204" style:parent-style-name="Standard" style:family="paragraph">
      <style:paragraph-properties fo:line-height="115%"/>
      <style:text-properties fo:font-style="italic" style:font-style-asian="italic" style:font-style-complex="italic"/>
    </style:style>
    <style:style style:name="P205" style:parent-style-name="Standard" style:family="paragraph">
      <style:paragraph-properties fo:line-height="115%"/>
      <style:text-properties style:font-style-complex="italic"/>
    </style:style>
    <style:style style:name="P206" style:parent-style-name="Standard" style:family="paragraph">
      <style:paragraph-properties fo:line-height="115%"/>
      <style:text-properties fo:font-style="italic" style:font-style-asian="italic" style:font-style-complex="italic"/>
    </style:style>
    <style:style style:name="P207" style:parent-style-name="Standard" style:family="paragraph">
      <style:paragraph-properties fo:line-height="115%"/>
      <style:text-properties fo:font-style="italic" style:font-style-asian="italic" style:font-style-complex="italic"/>
    </style:style>
    <style:style style:name="P208" style:parent-style-name="Standard" style:family="paragraph">
      <style:paragraph-properties fo:line-height="115%"/>
      <style:text-properties fo:font-style="italic" style:font-style-asian="italic" style:font-style-complex="italic"/>
    </style:style>
    <style:style style:name="P209" style:parent-style-name="Standard" style:family="paragraph">
      <style:paragraph-properties fo:line-height="115%"/>
    </style:style>
    <style:style style:name="T210" style:parent-style-name="DefaultParagraphFont" style:family="text">
      <style:text-properties style:font-style-complex="italic"/>
    </style:style>
    <style:style style:name="P211" style:parent-style-name="Standard" style:family="paragraph">
      <style:paragraph-properties fo:line-height="115%"/>
      <style:text-properties fo:font-style="italic" style:font-style-asian="italic" style:font-style-complex="italic"/>
    </style:style>
    <style:style style:name="P212" style:parent-style-name="Standard" style:family="paragraph">
      <style:paragraph-properties fo:line-height="115%"/>
    </style:style>
    <style:style style:name="T213" style:parent-style-name="DefaultParagraphFont" style:family="text">
      <style:text-properties style:font-style-complex="italic"/>
    </style:style>
    <style:style style:name="P214" style:parent-style-name="Standard" style:family="paragraph">
      <style:paragraph-properties fo:line-height="115%"/>
      <style:text-properties fo:font-style="italic" style:font-style-asian="italic" style:font-style-complex="italic"/>
    </style:style>
    <style:style style:name="P215" style:parent-style-name="Standard" style:family="paragraph">
      <style:paragraph-properties fo:line-height="115%"/>
    </style:style>
    <style:style style:name="T216" style:parent-style-name="DefaultParagraphFont" style:family="text">
      <style:text-properties style:font-style-complex="italic"/>
    </style:style>
    <style:style style:name="P217" style:parent-style-name="Standard" style:family="paragraph">
      <style:paragraph-properties fo:line-height="115%"/>
      <style:text-properties fo:font-style="italic" style:font-style-asian="italic" style:font-style-complex="italic"/>
    </style:style>
    <style:style style:name="P218" style:parent-style-name="Standard" style:family="paragraph">
      <style:paragraph-properties fo:line-height="115%"/>
    </style:style>
    <style:style style:name="T219" style:parent-style-name="DefaultParagraphFont" style:family="text">
      <style:text-properties style:font-style-complex="italic"/>
    </style:style>
    <style:style style:name="P220" style:parent-style-name="Standard" style:family="paragraph">
      <style:paragraph-properties fo:line-height="115%"/>
      <style:text-properties fo:font-style="italic" style:font-style-asian="italic" style:font-style-complex="italic"/>
    </style:style>
    <style:style style:name="P221" style:parent-style-name="Standard" style:family="paragraph">
      <style:paragraph-properties fo:line-height="115%"/>
    </style:style>
    <style:style style:name="T222" style:parent-style-name="DefaultParagraphFont" style:family="text">
      <style:text-properties style:font-style-complex="italic"/>
    </style:style>
    <style:style style:name="P223" style:parent-style-name="Standard" style:family="paragraph">
      <style:paragraph-properties fo:line-height="115%"/>
      <style:text-properties fo:font-style="italic" style:font-style-asian="italic" style:font-style-complex="italic"/>
    </style:style>
    <style:style style:name="P224" style:parent-style-name="Standard" style:family="paragraph">
      <style:paragraph-properties fo:line-height="115%"/>
    </style:style>
    <style:style style:name="T225" style:parent-style-name="DefaultParagraphFont" style:family="text">
      <style:text-properties style:font-style-complex="italic"/>
    </style:style>
    <style:style style:name="P226" style:parent-style-name="Standard" style:family="paragraph">
      <style:paragraph-properties fo:line-height="115%"/>
      <style:text-properties fo:font-style="italic" style:font-style-asian="italic" style:font-style-complex="italic"/>
    </style:style>
    <style:style style:name="P227" style:parent-style-name="Standard" style:family="paragraph">
      <style:paragraph-properties fo:line-height="115%"/>
    </style:style>
    <style:style style:name="T228" style:parent-style-name="DefaultParagraphFont" style:family="text">
      <style:text-properties style:font-style-complex="italic"/>
    </style:style>
    <style:style style:name="P229" style:parent-style-name="Standard" style:family="paragraph">
      <style:paragraph-properties fo:line-height="115%"/>
      <style:text-properties fo:font-style="italic" style:font-style-asian="italic" style:font-style-complex="italic"/>
    </style:style>
    <style:style style:name="P230" style:parent-style-name="Standard" style:family="paragraph">
      <style:paragraph-properties fo:line-height="115%"/>
    </style:style>
    <style:style style:name="T231" style:parent-style-name="DefaultParagraphFont" style:family="text">
      <style:text-properties style:font-style-complex="italic"/>
    </style:style>
    <style:style style:name="P232" style:parent-style-name="NoSpacing" style:family="paragraph">
      <style:text-properties fo:font-weight="bold" style:font-weight-asian="bold" style:font-weight-complex="bold"/>
    </style:style>
    <style:style style:name="P233" style:parent-style-name="NoSpacing" style:family="paragraph">
      <style:text-properties fo:font-weight="bold" style:font-weight-asian="bold" style:font-weight-complex="bold"/>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Projekttitel&gt;</text:p>
      <text:p text:style-name="P5"/>
      <text:p text:style-name="P6"><text:span text:style-name="T7">2032-03-22</text:span></text:p>
      <text:p text:style-name="P8"/>
      <text:p text:style-name="P9">Projektmedlemmar:</text:p>
      <text:p text:style-name="P10"><text:span text:style-name="T11">Namn Efternamn &lt;</text:span><text:a xlink:href="mailto:abcde123@student.liu.se" office:target-frame-name="_top" xlink:show="replace"><text:span text:style-name="T12">abcde123@student.liu.se</text:span></text:a><text:span text:style-name="T13">&gt;</text:span></text:p>
      <text:p text:style-name="P14"><text:span text:style-name="T15">Namn Efternamn &lt;</text:span><text:a xlink:href="mailto:abcde123@student.liu.se" office:target-frame-name="_top" xlink:show="replace"><text:span text:style-name="T16">abcde123@student.liu.se</text:span></text:a><text:span text:style-name="T17">&gt;</text:span></text:p>
      <text:p text:style-name="P18"/>
      <text:p text:style-name="P19">Handledare:</text:p>
      <text:p text:style-name="P20"><text:span text:style-name="T21">Handledare &lt;</text:span><text:a xlink:href="mailto:handledare@ida.liu.se" office:target-frame-name="_top" xlink:show="replace"><text:span text:style-name="T22">handledare@ida.liu.se</text:span></text:a><text:span text:style-name="T23">&gt;</text:span></text:p>
      <text:p text:style-name="P24"/>
      <text:table-of-content text:name="_TOC9">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e of Contents</text:p>
          <text:p text:style-name="P26">1. Introduktion till projektet<text:tab/>2</text:p>
          <text:p text:style-name="P27">2. Ytterligare bakgrundsinformation<text:tab/>2</text:p>
          <text:p text:style-name="P28">3. Milstolpar<text:tab/>2</text:p>
          <text:p text:style-name="P29">3. Övriga implementationsförberedelser<text:tab/>3</text:p>
          <text:p text:style-name="P30">4. Utveckling och samarbete<text:tab/>4</text:p>
          <text:p text:style-name="P31">5. Implementationsbeskrivning<text:tab/>5</text:p>
          <text:p text:style-name="P32">5.1. Milstolpar<text:tab/>5</text:p>
          <text:p text:style-name="P33">5.2.<text:s/>Dokumentation för programkod, inklusive UML-diagram<text:tab/>5</text:p>
          <text:p text:style-name="P34">5.3. Användning av fritt material<text:tab/>6</text:p>
          <text:p text:style-name="P35">5.4. Användning av objektorientering<text:tab/>6</text:p>
          <text:p text:style-name="P36">5.5. Motiverade designbeslut med alternativ<text:tab/>6</text:p>
          <text:p text:style-name="P37">6. Användarmanual<text:tab/>6</text:p>
          <text:p text:style-name="P38">7. Slutgiltiga betygsambitioner<text:tab/>7</text:p>
          <text:p text:style-name="P39">8. Utvärdering och erfarenheter<text:tab/>7</text:p>
        </text:index-body>
      </text:table-of-content>
      <text:h text:style-name="Heading1" text:outline-level="1"/>
      <text:list text:style-name="LFO1" text:continue-numbering="true">
        <text:list-item>
          <text:p text:style-name="P40"/>
        </text:list-item>
      </text:list>
      <table:table table:style-name="Table41">
        <table:table-columns>
          <table:table-column table:style-name="TableColumn42"/>
        </table:table-columns>
        <table:table-row table:style-name="TableRow43">
          <table:table-cell table:style-name="TableCell44">
            <text:p text:style-name="P45">Planering</text:p>
          </table:table-cell>
        </table:table-row>
      </table:table>
      <text:p text:style-name="Textbody"/>
      <text:p text:style-name="P46">Den här delen av projektbeskrivningen skriver ni i samband med första inlämningen, gärna under tiden ni arbetar på sista labben för att göra det möjligt att få kommentarer innan projektstart. <text:s/>Den kan kompletteras senare, men försök<text:s/>få med så mycket som möjligt redan från början.</text:p>
      <text:p text:style-name="Textbody"><text:span text:style-name="T47">Läs först genom<text:s/></text:span><text:a xlink:href="http://www.ida.liu.se/~TDDD78/labs/2017/select" office:target-frame-name="_top" xlink:show="replace"><text:span text:style-name="T48">http://www.ida.liu.se/~TDDD78/labs/2017/select</text:span></text:a><text:span text:style-name="T49"><text:s/>om att välja projekt</text:span>!</text:p>
      <text:p text:style-name="P50">Instruktionerna nedan tar ni så klart bort när ni skrivit<text:s/>klart projektbeskrivningen.</text:p>
      <text:h text:style-name="Heading1" text:outline-level="1"><text:bookmark-start text:name="_Toc334109456"/>1. Introduktion till projektet<text:bookmark-end text:name="_Toc334109456"/></text:h>
      <text:p text:style-name="NoSpacing">Beskriv relativt kortfattat det program ni ska utveckla under projektet.</text:p>
      <text:p text:style-name="NoSpacing">Tänk er att läsarna inte vet särskilt mycket om vad t.ex. Tower Defense är eller vad man kan ha en CPU-simulator till, och att ni ska förklara vad det går ut på. <text:s/>Beskriv på en nivå där läsarna kan förstå om de skulle vara intresserade av att ladda ner slutresultatet eller inte. <text:s/>Några stycken text kan vara lämpligt – gärna även en bild eller två. <text:s/></text:p>
      <text:h text:style-name="Heading1" text:outline-level="1"><text:bookmark-start text:name="_Toc334109457"/>2. Ytterligare bakgrundsinformation<text:bookmark-end text:name="_Toc334109457"/></text:h>
      <text:p text:style-name="NoSpacing">För vissa typer av program kan det finnas en hel del bakgrundsinformation som inte behövs för att förstå ungefär vad projektet går ut på men som däremot behövs för själva implementationen. <text:s/>Den skriver ni ner i det här avsnittet. <text:s/>Skriver ni en FTP-klient behöver man känna till FTP-protokollet; skriver ni ett brädspel behöver man veta samtliga regler för spelet.</text:p>
      <text:p text:style-name="NoSpacing">Ni får gärna peka på information på nätet med en URL om informationen är omfattande, men åtminstone en kortare sammanfattning ska finnas här i dokumentet.</text:p>
      <text:h text:style-name="Heading1" text:outline-level="1"><text:bookmark-start text:name="_Toc334109458"/>3. Milstolpar<text:bookmark-end text:name="_Toc334109458"/></text:h>
      <text:p text:style-name="NoSpacing">Tänk efter<text:s/><text:span text:style-name="T51">hur ni kan utveckla programmet<text:s/></text:span><text:span text:style-name="T52">stegvis</text:span><text:s/>så att ni hela tiden kan testa koden, verifiera att den fungerar, och se konkreta resultat! <text:s/>Programmering är roligt, men att verkligen se ett fungerande program är ännu roligare.</text:p>
      <text:p text:style-name="NoSpacing">Konkretisera stegen genom att dela upp projektet i en sekvens<text:s/><text:span text:style-name="T53">milstolpar,</text:span><text:s/>där varje milstolpe anger en viss funktionalitet som ska finnas i projektet. <text:s/>Tanken är att ni anger ett antal sådana milstolpar under planeringen och därefter använder dem som ledning för er själva under implementationsfasen. <text:s/>Varje steg bygger vidare på de tidigare stegen med ny funktionalitet. <text:s/>Efter varje steg, inklusive det första, ska det finnas en testbar ”produkt” som har någon form av meningsfull funktionalitet. <text:s/><text:span text:style-name="T54">Detta är</text:span><text:span text:style-name="T55"><text:s/>något som många tidigare studenter säger sig ha haft mycket nytta av!</text:span><text:s text:c="2"/>Exempel ges nedan.</text:p>
      <text:p text:style-name="NoSpacing">Det är väldigt svårt att i förväg veta exakt hur mycket som är rimligt att implementera under kursens gång. <text:s/>Därför vill vi att ni anger ett antal milstolpar där ni<text:s/>tror att de inledande<text:s/><text:span text:style-name="T56">med lätthet kommer att hinnas med</text:span>, medan de mot slutet av listan kommer att<text:s/><text:span text:style-name="T57">ta betydligt mer tid<text:s/></text:span>än ni har under kursen. <text:s/>För de flesta projekt bör det gå relativt lätt att dela upp funktionaliteten i minst 15-20 steg, eller varför inte 40-50?</text:p>
      <text:p text:style-name="NoSpacing">Listan är alltså<text:span text:style-name="T58"><text:s/>inte en kravlista</text:span><text:s/>där någon kommer att klaga om ni inte uppnår allt, utan är helt och hållet tänkt att vara en vägledning till er själva (och ge labbhandledarna en möjlighet att kommentera och ge förslag, så klart). <text:s/>Genom att tänka genom stegen i förväg, och även ta<text:s/><text:soft-page-break/>med sådant som ni troligen inte hinner med, får ni ett bättre underlag när ni ska designa grunden i ert projekt. Att veta att man kanske någon gång i sitt spel ska implementera nätverksstöd eller låta flera användare<text:s/>spela på samma gång kan till exempel påverka även er första uppbyggnad av spelarobjekt och liknande. <text:s/>Dessutom har ni garanterat att ni har ett sätt att gå vidare om projektet visade sig vara enklare än ni trodde, så ni behöver mer funktionalitet för att få tillräcklig omfattning.</text:p>
      <text:p text:style-name="NoSpacing">Stegen i listan bör till största delen bestå av<text:s/><text:span text:style-name="T59">mätbara krav</text:span><text:s/>(även om det alltså inte är någon som kommer att titta vilka ”krav” som har uppfyllts). <text:s/>Med andra ord, man bör kunna svara objektivt "ja" eller "nej" på om ett steg är<text:s/>uppnått eller inte, vilket man till exempel kan för "Spelet ska kunna styras både med tangentbord och med mus". <text:s/>Om ni skriver att "spelet ska vara snyggt" är det svårare att bedöma – men eftersom det inte är en ren kravlista kan ni t.ex. skriva ner att ”I<text:s/>detta steg lägger vi lite mer tid på spelets utseende”.</text:p>
      <text:p text:style-name="NoSpacing">Skriv ner milstolparna genom att bygga ut tabellen nedan. <text:s/>Exempel ges för Tetris-spelet.</text:p>
      <text:p text:style-name="Standard"/>
      <table:table table:style-name="Table60">
        <table:table-columns>
          <table:table-column table:style-name="TableColumn61"/>
          <table:table-column table:style-name="TableColumn62"/>
        </table:table-columns>
        <table:table-row table:style-name="TableRow63">
          <table:table-cell table:style-name="TableCell64">
            <text:p text:style-name="P65">#</text:p>
          </table:table-cell>
          <table:table-cell table:style-name="TableCell66">
            <text:p text:style-name="TableContents">Beskrivning</text:p>
          </table:table-cell>
        </table:table-row>
        <table:table-row table:style-name="TableRow67">
          <table:table-cell table:style-name="TableCell68">
            <text:p text:style-name="P69">1</text:p>
          </table:table-cell>
          <table:table-cell table:style-name="TableCell70">
            <text:p text:style-name="NoSpacing">Det finns datatyper för spelplan och ”kvadrater” samt funktionalitet för att slumpa fram<text:s/>spelplaner med 50% kvadrater och resten av positionerna tomma. <text:s/>Det finns också en grafisk komponent som kan visa en spelplan i Tetris standardfärger. <text:s/>En testklass kan skapa en slumpmässig spelplan och visa den grafiskt i ett fönster. <text:s/>Det går att stänga<text:s/>fönstret genom att klicka på stängknappen.</text:p>
          </table:table-cell>
        </table:table-row>
        <table:table-row table:style-name="TableRow71">
          <table:table-cell table:style-name="TableCell72">
            <text:p text:style-name="P73">2</text:p>
          </table:table-cell>
          <table:table-cell table:style-name="TableCell74">
            <text:p text:style-name="NoSpacing">Samtliga bricktyper är implementerade. <text:s/>Den grafiska komponenten kan nu visa både en spelplan och en bricka som placeras ”över” spelplanen på givna x/y-koordinater. <text:s/>Testklassen slumpar även fram en bricktyp och placerar den på slumpmässiga koordinater.</text:p>
          </table:table-cell>
        </table:table-row>
        <table:table-row table:style-name="TableRow75">
          <table:table-cell table:style-name="TableCell76">
            <text:p text:style-name="P77">3</text:p>
          </table:table-cell>
          <table:table-cell table:style-name="TableCell78">
            <text:p text:style-name="NoSpacing">…</text:p>
          </table:table-cell>
        </table:table-row>
        <table:table-row table:style-name="TableRow79">
          <table:table-cell table:style-name="TableCell80">
            <text:p text:style-name="P81">4</text:p>
          </table:table-cell>
          <table:table-cell table:style-name="TableCell82">
            <text:p text:style-name="NoSpacing"/>
          </table:table-cell>
        </table:table-row>
        <table:table-row table:style-name="TableRow83">
          <table:table-cell table:style-name="TableCell84">
            <text:p text:style-name="P85">5</text:p>
          </table:table-cell>
          <table:table-cell table:style-name="TableCell86">
            <text:p text:style-name="NoSpacing"/>
          </table:table-cell>
        </table:table-row>
        <table:table-row table:style-name="TableRow87">
          <table:table-cell table:style-name="TableCell88">
            <text:p text:style-name="P89">6</text:p>
          </table:table-cell>
          <table:table-cell table:style-name="TableCell90">
            <text:p text:style-name="NoSpacing"/>
          </table:table-cell>
        </table:table-row>
        <table:table-row table:style-name="TableRow91">
          <table:table-cell table:style-name="TableCell92">
            <text:p text:style-name="P93">7</text:p>
          </table:table-cell>
          <table:table-cell table:style-name="TableCell94">
            <text:p text:style-name="NoSpacing"/>
          </table:table-cell>
        </table:table-row>
        <table:table-row table:style-name="TableRow95">
          <table:table-cell table:style-name="TableCell96">
            <text:p text:style-name="P97">8</text:p>
          </table:table-cell>
          <table:table-cell table:style-name="TableCell98">
            <text:p text:style-name="NoSpacing"/>
          </table:table-cell>
        </table:table-row>
        <table:table-row table:style-name="TableRow99">
          <table:table-cell table:style-name="TableCell100">
            <text:p text:style-name="P101">9</text:p>
          </table:table-cell>
          <table:table-cell table:style-name="TableCell102">
            <text:p text:style-name="NoSpacing"/>
          </table:table-cell>
        </table:table-row>
        <table:table-row table:style-name="TableRow103">
          <table:table-cell table:style-name="TableCell104">
            <text:p text:style-name="P105">10</text:p>
          </table:table-cell>
          <table:table-cell table:style-name="TableCell106">
            <text:p text:style-name="NoSpacing"/>
          </table:table-cell>
        </table:table-row>
        <table:table-row table:style-name="TableRow107">
          <table:table-cell table:style-name="TableCell108">
            <text:p text:style-name="P109">11</text:p>
          </table:table-cell>
          <table:table-cell table:style-name="TableCell110">
            <text:p text:style-name="NoSpacing"/>
          </table:table-cell>
        </table:table-row>
        <table:table-row table:style-name="TableRow111">
          <table:table-cell table:style-name="TableCell112">
            <text:p text:style-name="P113">12</text:p>
          </table:table-cell>
          <table:table-cell table:style-name="TableCell114">
            <text:p text:style-name="NoSpacing"/>
          </table:table-cell>
        </table:table-row>
        <table:table-row table:style-name="TableRow115">
          <table:table-cell table:style-name="TableCell116">
            <text:p text:style-name="P117">13</text:p>
          </table:table-cell>
          <table:table-cell table:style-name="TableCell118">
            <text:p text:style-name="NoSpacing"/>
          </table:table-cell>
        </table:table-row>
        <table:table-row table:style-name="TableRow119">
          <table:table-cell table:style-name="TableCell120">
            <text:p text:style-name="P121">14</text:p>
          </table:table-cell>
          <table:table-cell table:style-name="TableCell122">
            <text:p text:style-name="NoSpacing"/>
          </table:table-cell>
        </table:table-row>
        <text:soft-page-break/>
        <table:table-row table:style-name="TableRow123">
          <table:table-cell table:style-name="TableCell124">
            <text:p text:style-name="P125">15</text:p>
          </table:table-cell>
          <table:table-cell table:style-name="TableCell126">
            <text:p text:style-name="NoSpacing"/>
          </table:table-cell>
        </table:table-row>
        <table:table-row table:style-name="TableRow127">
          <table:table-cell table:style-name="TableCell128">
            <text:p text:style-name="P129">16</text:p>
          </table:table-cell>
          <table:table-cell table:style-name="TableCell130">
            <text:p text:style-name="NoSpacing"/>
          </table:table-cell>
        </table:table-row>
        <table:table-row table:style-name="TableRow131">
          <table:table-cell table:style-name="TableCell132">
            <text:p text:style-name="P133">17</text:p>
          </table:table-cell>
          <table:table-cell table:style-name="TableCell134">
            <text:p text:style-name="NoSpacing"/>
          </table:table-cell>
        </table:table-row>
        <table:table-row table:style-name="TableRow135">
          <table:table-cell table:style-name="TableCell136">
            <text:p text:style-name="P137">18</text:p>
          </table:table-cell>
          <table:table-cell table:style-name="TableCell138">
            <text:p text:style-name="NoSpacing"/>
          </table:table-cell>
        </table:table-row>
        <table:table-row table:style-name="TableRow139">
          <table:table-cell table:style-name="TableCell140">
            <text:p text:style-name="P141">19</text:p>
          </table:table-cell>
          <table:table-cell table:style-name="TableCell142">
            <text:p text:style-name="NoSpacing"/>
          </table:table-cell>
        </table:table-row>
        <table:table-row table:style-name="TableRow143">
          <table:table-cell table:style-name="TableCell144">
            <text:p text:style-name="P145">20</text:p>
          </table:table-cell>
          <table:table-cell table:style-name="TableCell146">
            <text:p text:style-name="NoSpacing"/>
          </table:table-cell>
        </table:table-row>
        <table:table-row table:style-name="TableRow147">
          <table:table-cell table:style-name="TableCell148">
            <text:p text:style-name="P149">21</text:p>
          </table:table-cell>
          <table:table-cell table:style-name="TableCell150">
            <text:p text:style-name="NoSpacing"/>
          </table:table-cell>
        </table:table-row>
        <table:table-row table:style-name="TableRow151">
          <table:table-cell table:style-name="TableCell152">
            <text:p text:style-name="P153">22</text:p>
          </table:table-cell>
          <table:table-cell table:style-name="TableCell154">
            <text:p text:style-name="NoSpacing"/>
          </table:table-cell>
        </table:table-row>
        <table:table-row table:style-name="TableRow155">
          <table:table-cell table:style-name="TableCell156">
            <text:p text:style-name="P157">23</text:p>
          </table:table-cell>
          <table:table-cell table:style-name="TableCell158">
            <text:p text:style-name="NoSpacing"/>
          </table:table-cell>
        </table:table-row>
        <table:table-row table:style-name="TableRow159">
          <table:table-cell table:style-name="TableCell160">
            <text:p text:style-name="P161">…</text:p>
          </table:table-cell>
          <table:table-cell table:style-name="TableCell162">
            <text:p text:style-name="NoSpacing"/>
          </table:table-cell>
        </table:table-row>
      </table:table>
      <text:p text:style-name="Textbody"/>
      <text:h text:style-name="Heading1" text:outline-level="1">4<text:bookmark-start text:name="_Toc334109459"/>. Övriga implementationsförberedelser<text:bookmark-end text:name="_Toc334109459"/></text:h>
      <text:p text:style-name="NoSpacing">Man kan ibland spara mycket tid på att först ta en ordentlig<text:s/>funderare på t.ex. vad programmet ska göra, ungefär hur funktionaliteten kan delas upp mellan olika klasser, osv.</text:p>
      <text:p text:style-name="NoSpacing">Tänk därför gärna genom den grundläggande strukturen på programmet och skriv ner de tankar ni har om detta. <text:s/>Det går inte nödvändigtvis att bestämma hela strukturen i förväg, men vissa delar kanske kan planeras i detalj och vissa delar kan beskrivas i stora drag. <text:s/>Detta avsnitt är inte del av examinationen, men ju mer ni kan beskriva här, desto större chans att ni får användbara kommentarer från<text:s/>handledaren.</text:p>
      <text:p text:style-name="NoSpacing">Många av tidigare års studenter har rapporterat att de hade stor nytta av det här. <text:s/></text:p>
      <text:h text:style-name="Heading1" text:outline-level="1">5<text:bookmark-start text:name="_Toc334109460"/>. Utveckling och samarbete<text:bookmark-end text:name="_Toc334109460"/></text:h>
      <text:p text:style-name="NoSpacing">Nu när ni har diskuterat själva programmet är det dags att diskutera projektarbetet, inte minst för att ni ska vara överens inom<text:s/>gruppen. <text:s/>Hur tänker ni jobba? Ska någon skriva vissa specifika delar av koden, och hur ser ni i så fall till att<text:s/><text:span text:style-name="T163">alla gruppmedlemmar</text:span><text:s/>fortfarande har<text:s/><text:span text:style-name="T164">full förståelse</text:span><text:s/>för all kod i projektet (vilket är ett krav)? <text:s/>Jobbar ni kvällar? Helger? Eller hur får ni<text:s/>plats i<text:s/><text:span text:style-name="T165">schemat</text:span><text:s/>för alla de timmar som projektet kräver utöver det schemalagda?</text:p>
      <text:p text:style-name="NoSpacing">Det kan även vara intressant att diskutera vad ni har för<text:s/><text:span text:style-name="T166">betygsambitioner</text:span>, och se om ni har samma ambitionsnivå med projektet.</text:p>
      <text:p text:style-name="NoSpacing">(Resten av dokumentet ska inte lämnas in förrän<text:s/>projektet är klart, men titta ändå genom allt för att se vilka delar ni behöver arbeta med<text:s/><text:span text:style-name="T167">kontinuerligt</text:span><text:s/>under projektets gång!)</text:p>
      <text:p text:style-name="P168"/>
      <table:table table:style-name="Table169">
        <table:table-columns>
          <table:table-column table:style-name="TableColumn170"/>
        </table:table-columns>
        <table:table-row table:style-name="TableRow171">
          <table:table-cell table:style-name="TableCell172">
            <text:p text:style-name="P173">Slutinlämning</text:p>
          </table:table-cell>
        </table:table-row>
      </table:table>
      <text:p text:style-name="Textbody"/>
      <text:p text:style-name="P174">Även om denna del inte ska lämnas in förrän projektet är klart, är det<text:s/><text:span text:style-name="T175">viktigt att arbeta med den kontinuerli</text:span><text:span text:style-name="T176">gt</text:span><text:s/>under projektets gång! <text:s/>Speciellt finns det några avsnitt där ni ska beskriva information som ni lätt kan glömma av när veckorna går (vilket flera tidigare studenter också har kommenterat).</text:p>
      <text:h text:style-name="Heading1" text:outline-level="1">6<text:bookmark-start text:name="_Toc334109461"/>. Implementationsbeskrivning<text:bookmark-end text:name="_Toc334109461"/></text:h>
      <text:p text:style-name="NoSpacing">Den här sektionen använder ni för<text:s/>att beskriva hur projektet är strukturerat och implementerat. Algoritmer och övergripande design passar också in i det här kapitlet (bilder, flödesdiagram, osv. kan vara användbart). Skapa gärna egna delkapitel för enskilda delar, om det underlättar. <text:s/></text:p>
      <text:p text:style-name="P177">Detta är en del av examinationen som visar att ni förstår vad ni gör!</text:p>
      <text:h text:style-name="Heading2" text:outline-level="2">6<text:bookmark-start text:name="_Toc334109462"/>.1. Milstolpar</text:h>
      <text:p text:style-name="NoSpacing">Ange för varje milstolpe om ni har genomfört den helt, delvis eller inte alls. <text:s/>(Detta är till för att labbhandledaren ska veta vilken funktionalitet man kan ”leta efter” i<text:s/>koden. <text:s/>Själva bedömningen beror<text:s/><text:span text:style-name="T178">inte</text:span><text:s/>på antalet milstolpar i sig!)</text:p>
      <text:h text:style-name="Heading2" text:outline-level="2">6.2. Dokumentation för programkod<text:bookmark-end text:name="_Toc334109462"/>, inklusive UML-diagram</text:h>
      <text:p text:style-name="NoSpacing">Programkod behöver dokumenteras för att man ska förstå hur den fungerar och hur allt hänger ihop. <text:s/>Vissa typer av dokumentation är<text:s/>direkt relaterad till ett enda fält, en enda metod eller en enda klass och placeras då lämpligast vid fältet, metoden eller klassen i en Javadoc-kommentar,<text:s/><text:span text:style-name="T179">inte här</text:span>. <text:s/>Då är det både enklare att hitta dokumentationen och större chans att den faktiskt uppdateras när det sker ändringar. <text:s/>Annan dokumentation är mer övergripande och saknar en naturlig plats i koden. <text:s/>Då kan den placeras här. <text:s/>Det kan gälla till exempel:</text:p>
      <text:list text:style-name="LFO2" text:continue-numbering="true">
        <text:list-item>
          <text:p text:style-name="P180"><text:span text:style-name="T181">Övergripande programstruktur</text:span>,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list-item>
      </text:list>
      <text:p text:style-name="P182"><text:s/></text:p>
      <text:list text:style-name="LFO2" text:continue-numbering="true">
        <text:list-item>
          <text:p text:style-name="P183"><text:span text:style-name="T184">Översikter<text:s/></text:span><text:span text:style-name="T185">över relaterade klasser</text:span><text:s/>och hur de hänger ihop.</text:p>
          <text:list text:continue-numbering="true">
            <text:list-item>
              <text:p text:style-name="P186">Här kan det ofta vara bra att använda<text:s/><text:span text:style-name="T187">UML-diagram</text:span><text:s/>för att illustrera – det finns även i betygskraven. <text:s/>Fundera då först på vilka grupper av klasser det är ni vill beskriva, och skapa sedan ett UML-diagram för<text:s/>varje grupp av klasser (det är sällan särskilt användbart att lägga in hela projektet i ett enda gigantiskt diagram). <text:s/></text:p>
            </text:list-item>
            <text:list-item>
              <text:p text:style-name="P188">Skriv sedan en textbeskrivning av vad det är ni illustrerar med UML-diagrammet. <text:s/>Texten är den huvudsakliga dokumentationen medan UML-diagrammet hjälper läsaren att förstå texten och få en översikt. <text:s/></text:p>
            </text:list-item>
            <text:list-item>
              <text:p text:style-name="P189">IDEA kan hjälpa till att göra klassdiagram som ni sedan kan klippa och klistra in i dokumentet. <text:s/>Högerklicka i en editor och välj Diagrams / Show Diagram. Ni kan sedan lägga till och ta bort<text:s/>klasser med högerklicksmenyn. <text:s/>Exportera<text:s/><text:soft-page-break/>till bildfil med högerklick / Export to File.</text:p>
            </text:list-item>
          </text:list>
        </text:list-item>
      </text:list>
      <text:p text:style-name="NoSpacing">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NoSpacing">När ni pratar om klasser och metoder<text:s/><text:span text:style-name="T190">ska deras namn anges tydligt</text:span><text:s/>(inte bara ”vår<text:s/>timerklass” eller ”utritningsmetoden”).</text:p>
      <text:p text:style-name="NoSpacing">Framhäv gärna det ni själva tycker är bra lösningar eller annat som handledaren borde titta på vid bedömningen.</text:p>
      <text:p text:style-name="NoSpacing">Vi räknar med att de flesta projekt behöver runt 2-5 sidor för det här avsnittet.</text:p>
      <text:h text:style-name="Heading2" text:outline-level="2">6<text:bookmark-start text:name="_Toc334109463"/>.3. Användning av fritt material<text:bookmark-end text:name="_Toc334109463"/></text:h>
      <text:p text:style-name="NoSpacing">Skriv ner vilka klassbibliotek och vilket annat fritt material ni har använt utöver det som ingår i Java 8, eller ange uttryckligen att ni inte har använt något.</text:p>
      <text:h text:style-name="Heading2" text:outline-level="2">6.4. Användning av objektorientering</text:h>
      <text:p text:style-name="NoSpacing">För varje betygsnivå måste ni peka ut hur ni<text:s/>har använt ett visst antal olika<text:s/><text:span text:style-name="T191">typiska egenskaper hos just objektorienterade språk. <text:s/></text:span>Se projektsidorna på webben för detaljerade instruktioner!</text:p>
      <text:list text:style-name="LFO3" text:continue-numbering="true">
        <text:list-item>
          <text:p text:style-name="P192">…</text:p>
        </text:list-item>
        <text:list-item>
          <text:p text:style-name="P193">…</text:p>
        </text:list-item>
        <text:list-item>
          <text:p text:style-name="P194">...</text:p>
        </text:list-item>
      </text:list>
      <text:h text:style-name="Heading2" text:outline-level="2">6<text:bookmark-start text:name="_Toc334109465"/>.5. Motiverade designbeslut med alternativ<text:bookmark-end text:name="_Toc334109465"/></text:h>
      <text:p text:style-name="NoSpacing">För varje betygsnivå måste ni beskriva ett visst antal<text:s/><text:span text:style-name="T195">designbeslut</text:span><text:s/>ni har tagit. <text:s text:c="2"/>Se projektsidorna på webben för detaljerade instruktioner!</text:p>
      <text:list text:style-name="LFO4" text:continue-numbering="true">
        <text:list-item>
          <text:p text:style-name="P196">…</text:p>
        </text:list-item>
        <text:list-item>
          <text:p text:style-name="P197">…</text:p>
        </text:list-item>
        <text:list-item>
          <text:p text:style-name="P198">…</text:p>
        </text:list-item>
        <text:list-item>
          <text:p text:style-name="P199">…</text:p>
        </text:list-item>
        <text:list-item>
          <text:p text:style-name="P200">…</text:p>
        </text:list-item>
        <text:list-item>
          <text:p text:style-name="P201">…</text:p>
        </text:list-item>
        <text:list-item>
          <text:p text:style-name="P202">…</text:p>
        </text:list-item>
        <text:list-item>
          <text:p text:style-name="P203">...<text:bookmark-start text:name="_Toc3341094651"/><text:bookmark-end text:name="_Toc3341094651"/></text:p>
        </text:list-item>
      </text:list>
      <text:h text:style-name="Heading1" text:outline-level="1">7<text:bookmark-start text:name="_Toc334109466"/>. Användarmanual<text:bookmark-end text:name="_Toc334109466"/></text:h>
      <text:p text:style-name="NoSpacing">När ni har implementerat ett program krävs det också en manual som förklarar hur programmet fungerar. Ni ska beskriva programmet<text:s/>tillräckligt mycket för att en labbhandledare själv ska kunna starta det, testa det och förstå hur det fungerar. <text:s text:c="2"/></text:p>
      <text:p text:style-name="NoSpacing">Inkludera flera (minst 3) skärmdumpar som visar hur programmet ser ut! <text:s/>Dessa ska vara ”inline” i detta dokument.</text:p>
      <text:soft-page-break/>
      <text:h text:style-name="Heading1" text:outline-level="1">8<text:bookmark-start text:name="_Toc334109467"/>. Slutgiltiga betygsambitioner<text:bookmark-end text:name="_Toc334109467"/></text:h>
      <text:p text:style-name="NoSpacing">Ange här vilket betyg ni slutgiltigt siktar på i ert projekt. <text:s/>Se sedan till att ni har följt de kvantitativa kraven för detta betyg och att detta finns dokumenterat i projektbeskrivningen ovan.</text:p>
      <text:h text:style-name="Heading1" text:outline-level="1">9<text:bookmark-start text:name="_Toc334109468"/>. Utvärdering och erfarenheter<text:bookmark-end text:name="_Toc334109468"/></text:h>
      <text:p text:style-name="No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text:s/>lättare kan sammanställa information om specifika frågor):</text:p>
      <text:list text:style-name="LFO5" text:continue-numbering="true">
        <text:list-item>
          <text:p text:style-name="P204">Vad gick bra? Mindre bra?</text:p>
          <text:list text:continue-numbering="true">
            <text:list-item>
              <text:p text:style-name="P205">…</text:p>
            </text:list-item>
          </text:list>
        </text:list-item>
        <text:list-item>
          <text:p text:style-name="P206">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continue-numbering="true">
            <text:list-item>
              <text:p text:style-name="P207"/>
            </text:list-item>
          </text:list>
        </text:list-item>
        <text:list-item>
          <text:p text:style-name="P208">Har ni lagt ned för mycket/lite tid?</text:p>
          <text:list text:continue-numbering="true">
            <text:list-item>
              <text:p text:style-name="P209"><text:span text:style-name="T210">…</text:span></text:p>
            </text:list-item>
          </text:list>
        </text:list-item>
        <text:list-item>
          <text:p text:style-name="P211">Var arbetsfördelningen jämn? Om inte: Vad hade ni kunnat göra för att förbättra den?</text:p>
          <text:list text:continue-numbering="true">
            <text:list-item>
              <text:p text:style-name="P212"><text:span text:style-name="T213">…</text:span></text:p>
            </text:list-item>
          </text:list>
        </text:list-item>
        <text:list-item>
          <text:p text:style-name="P214">Har ni haft någon nytta av projektbeskrivningen? Vad har varit mest användbart med den? Minst?</text:p>
          <text:list text:continue-numbering="true">
            <text:list-item>
              <text:p text:style-name="P215"><text:span text:style-name="T216">…</text:span></text:p>
            </text:list-item>
          </text:list>
        </text:list-item>
        <text:list-item>
          <text:p text:style-name="P217">Har arbetet fungerat som ni tänkt er? Har ni följt "arbetsmetodiken"? Något som skiljer sig? Till det bättre? Till det sämre?</text:p>
          <text:list text:continue-numbering="true">
            <text:list-item>
              <text:p text:style-name="P218"><text:span text:style-name="T219">…</text:span></text:p>
            </text:list-item>
          </text:list>
        </text:list-item>
        <text:list-item>
          <text:p text:style-name="P220">Vad har varit mest problematiskt, om man utesluter den programmeringstekniska delen? Alltså saker runt omkring, som att hitta ledig tid eller plats att vara på.</text:p>
          <text:list text:continue-numbering="true">
            <text:list-item>
              <text:p text:style-name="P221"><text:span text:style-name="T222">…</text:span></text:p>
            </text:list-item>
          </text:list>
        </text:list-item>
        <text:list-item>
          <text:p text:style-name="P223">Vilka tips skulle ni vilja ge till studenter i nästa års kurs?</text:p>
          <text:list text:continue-numbering="true">
            <text:list-item>
              <text:p text:style-name="P224"><text:span text:style-name="T225">…</text:span></text:p>
            </text:list-item>
          </text:list>
        </text:list-item>
        <text:list-item>
          <text:p text:style-name="P226">Har ni saknat något i kursen som hade underlättat projektet?</text:p>
          <text:list text:continue-numbering="true">
            <text:list-item>
              <text:p text:style-name="P227"><text:span text:style-name="T228">…</text:span></text:p>
            </text:list-item>
          </text:list>
        </text:list-item>
        <text:list-item>
          <text:p text:style-name="P229">Har ni saknat något i kursen som hade underlättat er egen inlärning?</text:p>
          <text:list text:continue-numbering="true">
            <text:list-item>
              <text:p text:style-name="P230"><text:span text:style-name="T231">…</text:span></text:p>
            </text:list-item>
          </text:list>
        </text:list-item>
      </text:list>
      <text:p text:style-name="Standard"/>
      <text:p text:style-name="NoSpacing">Ni får också gärna svara på sådant vi inte har tänkt på att fråga om. <text:s/>Vi använder svaren för att utveckla och förbättra<text:s/>kursen till nästa år. <text:s/>Vissa delar som är användbara som tips till andra studenter kan komma att citeras (givetvis helt anonymt!) under föreläsningar eller på websidor.<text:s text:c="2"/></text:p>
      <text:p text:style-name="P232">(Glöm inte att ta bort våra instruktioner, och exportera till PDF-format, innan ni skickar in!)</text:p>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DejaVu Sans Condensed" svg:font-family="DejaVu Sans Condensed" style:font-family-generic="swiss" style:font-pitch="variable" svg:panose-1="2 11 6 6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vg:panose-1="2 0 5 3 6 0 0 2 0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Title" style:next-style-name="Textbody" style:default-outline-level="1">
      <style:text-properties style:font-name="DejaVu Sans Condensed" fo:font-weight="bold" style:font-weight-asian="bold" style:font-weight-complex="bold" fo:font-size="16pt" style:font-size-asian="16pt" fo:hyphenate="false"/>
    </style:style>
    <style:style style:name="Heading2" style:display-name="Heading 2" style:family="paragraph" style:parent-style-name="Title"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Title">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NoSpacing" style:display-name="No Spacing" style:family="paragraph" style:parent-style-name="Textbody">
      <style:paragraph-properties fo:line-height="115%"/>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ourceText" style:display-name="Source Text"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Footer"><text:tab/><text:tab/><text:page-number text:fixed="false">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varnström  KPLAB</meta:initial-creator>
    <dc:creator>Jonas Kvarnström</dc:creator>
    <meta:creation-date>2017-02-14T14:18:00Z</meta:creation-date>
    <dc:date>2017-02-14T14:19:00Z</dc:date>
    <meta:template xlink:href="Normal.dotm" xlink:type="simple"/>
    <meta:editing-cycles>5</meta:editing-cycles>
    <meta:editing-duration>PT60S</meta:editing-duration>
    <meta:user-defined meta:name="Information 1"/>
    <meta:user-defined meta:name="Information 2"/>
    <meta:user-defined meta:name="Information 3"/>
    <meta:user-defined meta:name="Information 4"/>
    <meta:document-statistic meta:page-count="7" meta:paragraph-count="27" meta:word-count="2072" meta:character-count="13860" meta:row-count="98" meta:non-whitespace-character-count="11815"/>
  </office:meta>
</office:document-meta>
</file>